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722c3" officeooo:paragraph-rsid="000722c3" style:font-size-asian="15pt" style:font-size-complex="15pt"/>
    </style:style>
    <style:style style:name="P2" style:family="paragraph" style:parent-style-name="Standard">
      <style:text-properties fo:font-size="15pt" officeooo:rsid="000722c3" officeooo:paragraph-rsid="000ca059" style:font-size-asian="15pt" style:font-size-complex="15pt"/>
    </style:style>
    <style:style style:name="P3" style:family="paragraph" style:parent-style-name="Standard">
      <style:text-properties fo:font-size="15pt" officeooo:rsid="000722c3" officeooo:paragraph-rsid="000dc973" style:font-size-asian="15pt" style:font-size-complex="15pt"/>
    </style:style>
    <style:style style:name="P4" style:family="paragraph" style:parent-style-name="Standard">
      <style:text-properties fo:font-size="15pt" officeooo:rsid="000dc973" officeooo:paragraph-rsid="000dc973" style:font-size-asian="15pt" style:font-size-complex="15pt"/>
    </style:style>
    <style:style style:name="P5" style:family="paragraph" style:parent-style-name="Standard">
      <style:text-properties fo:font-size="15pt" officeooo:rsid="000fe491" officeooo:paragraph-rsid="000fe491" style:font-size-asian="15pt" style:font-size-complex="15pt"/>
    </style:style>
    <style:style style:name="P6" style:family="paragraph" style:parent-style-name="Standard">
      <style:text-properties fo:font-size="15pt" officeooo:rsid="0013ae2d" officeooo:paragraph-rsid="0013ae2d" style:font-size-asian="15pt" style:font-size-complex="15pt"/>
    </style:style>
    <style:style style:name="P7" style:family="paragraph" style:parent-style-name="Standard">
      <style:text-properties fo:font-size="15pt" officeooo:rsid="0013ebd5" officeooo:paragraph-rsid="0013ebd5" style:font-size-asian="15pt" style:font-size-complex="15pt"/>
    </style:style>
    <style:style style:name="P8" style:family="paragraph" style:parent-style-name="Standard">
      <style:text-properties fo:font-size="15pt" officeooo:rsid="00168152" officeooo:paragraph-rsid="00168152" style:font-size-asian="15pt" style:font-size-complex="15pt"/>
    </style:style>
    <style:style style:name="P9" style:family="paragraph" style:parent-style-name="Standard">
      <style:text-properties fo:font-size="15pt" officeooo:rsid="0017047c" officeooo:paragraph-rsid="0017047c" style:font-size-asian="15pt" style:font-size-complex="15pt"/>
    </style:style>
    <style:style style:name="P10" style:family="paragraph" style:parent-style-name="Standard">
      <style:text-properties fo:font-size="15pt" officeooo:rsid="00186bda" officeooo:paragraph-rsid="00186bda" style:font-size-asian="15pt" style:font-size-complex="15pt"/>
    </style:style>
    <style:style style:name="P11" style:family="paragraph" style:parent-style-name="Standard">
      <style:text-properties fo:font-size="15pt" officeooo:rsid="00198f4b" officeooo:paragraph-rsid="00198f4b" style:font-size-asian="15pt" style:font-size-complex="15pt"/>
    </style:style>
    <style:style style:name="P12" style:family="paragraph" style:parent-style-name="Standard">
      <style:text-properties fo:font-size="15pt" officeooo:rsid="001abf74" officeooo:paragraph-rsid="001abf74" style:font-size-asian="15pt" style:font-size-complex="15pt"/>
    </style:style>
    <style:style style:name="P13" style:family="paragraph" style:parent-style-name="Standard">
      <style:text-properties fo:color="#cc0000" fo:font-size="15pt" officeooo:rsid="001c645c" officeooo:paragraph-rsid="001c645c" style:font-size-asian="15pt" style:font-size-complex="15pt"/>
    </style:style>
    <style:style style:name="P14" style:family="paragraph" style:parent-style-name="Standard">
      <style:text-properties fo:color="#cc0000" fo:font-size="15pt" officeooo:rsid="001cacb2" officeooo:paragraph-rsid="001cacb2" style:font-size-asian="15pt" style:font-size-complex="15pt"/>
    </style:style>
    <style:style style:name="P15" style:family="paragraph" style:parent-style-name="Standard">
      <style:text-properties fo:color="#cc0000" fo:font-size="15pt" officeooo:rsid="0038a2fb" officeooo:paragraph-rsid="0038a2fb" style:font-size-asian="15pt" style:font-size-complex="15pt"/>
    </style:style>
    <style:style style:name="P16" style:family="paragraph" style:parent-style-name="Standard">
      <style:text-properties fo:color="#cc0000" fo:font-size="15pt" officeooo:rsid="003a76c5" officeooo:paragraph-rsid="003a76c5" style:font-size-asian="15pt" style:font-size-complex="15pt"/>
    </style:style>
    <style:style style:name="P17" style:family="paragraph" style:parent-style-name="Standard">
      <style:text-properties fo:color="#000000" fo:font-size="15pt" officeooo:rsid="001c645c" officeooo:paragraph-rsid="001c645c" style:font-size-asian="15pt" style:font-size-complex="15pt"/>
    </style:style>
    <style:style style:name="P18" style:family="paragraph" style:parent-style-name="Standard">
      <style:text-properties fo:color="#000000" fo:font-size="15pt" officeooo:rsid="001cacb2" officeooo:paragraph-rsid="001cacb2" style:font-size-asian="15pt" style:font-size-complex="15pt"/>
    </style:style>
    <style:style style:name="P19" style:family="paragraph" style:parent-style-name="Standard">
      <style:text-properties fo:color="#000000" fo:font-size="15pt" officeooo:rsid="001e83d6" officeooo:paragraph-rsid="001e83d6" style:font-size-asian="15pt" style:font-size-complex="15pt"/>
    </style:style>
    <style:style style:name="P20" style:family="paragraph" style:parent-style-name="Standard">
      <style:text-properties fo:color="#000000" fo:font-size="15pt" officeooo:rsid="001f5b11" officeooo:paragraph-rsid="001f5b11" style:font-size-asian="15pt" style:font-size-complex="15pt"/>
    </style:style>
    <style:style style:name="P21" style:family="paragraph" style:parent-style-name="Standard">
      <style:text-properties fo:color="#000000" fo:font-size="15pt" officeooo:rsid="001fa8ae" officeooo:paragraph-rsid="001fa8ae" style:font-size-asian="15pt" style:font-size-complex="15pt"/>
    </style:style>
    <style:style style:name="P22" style:family="paragraph" style:parent-style-name="Standard">
      <style:text-properties fo:color="#000000" fo:font-size="15pt" officeooo:rsid="0020de67" officeooo:paragraph-rsid="0020de67" style:font-size-asian="15pt" style:font-size-complex="15pt"/>
    </style:style>
    <style:style style:name="P23" style:family="paragraph" style:parent-style-name="Standard">
      <style:text-properties fo:color="#000000" fo:font-size="15pt" officeooo:rsid="0022cbca" officeooo:paragraph-rsid="0022cbca" style:font-size-asian="15pt" style:font-size-complex="15pt"/>
    </style:style>
    <style:style style:name="P24" style:family="paragraph" style:parent-style-name="Standard">
      <style:text-properties fo:color="#000000" fo:font-size="15pt" officeooo:rsid="0024265c" officeooo:paragraph-rsid="0024265c" style:font-size-asian="15pt" style:font-size-complex="15pt"/>
    </style:style>
    <style:style style:name="P25" style:family="paragraph" style:parent-style-name="Standard">
      <style:text-properties fo:color="#000000" fo:font-size="15pt" officeooo:rsid="0025792a" officeooo:paragraph-rsid="0025792a" style:font-size-asian="15pt" style:font-size-complex="15pt"/>
    </style:style>
    <style:style style:name="P26" style:family="paragraph" style:parent-style-name="Standard">
      <style:text-properties fo:color="#000000" fo:font-size="15pt" officeooo:rsid="00258c43" officeooo:paragraph-rsid="00258c43" style:font-size-asian="15pt" style:font-size-complex="15pt"/>
    </style:style>
    <style:style style:name="P27" style:family="paragraph" style:parent-style-name="Standard">
      <style:text-properties fo:color="#000000" fo:font-size="15pt" officeooo:rsid="00265838" officeooo:paragraph-rsid="00265838" style:font-size-asian="15pt" style:font-size-complex="15pt"/>
    </style:style>
    <style:style style:name="P28" style:family="paragraph" style:parent-style-name="Standard">
      <style:text-properties fo:color="#000000" fo:font-size="15pt" officeooo:rsid="002a7d7e" officeooo:paragraph-rsid="002a7d7e" style:font-size-asian="15pt" style:font-size-complex="15pt"/>
    </style:style>
    <style:style style:name="P29" style:family="paragraph" style:parent-style-name="Standard">
      <style:text-properties fo:color="#000000" fo:font-size="15pt" officeooo:rsid="002a7d7e" officeooo:paragraph-rsid="00329f59" style:font-size-asian="15pt" style:font-size-complex="15pt"/>
    </style:style>
    <style:style style:name="P30" style:family="paragraph" style:parent-style-name="Standard">
      <style:text-properties fo:color="#000000" fo:font-size="15pt" officeooo:rsid="002a91bf" officeooo:paragraph-rsid="002a91bf" style:font-size-asian="15pt" style:font-size-complex="15pt"/>
    </style:style>
    <style:style style:name="P31" style:family="paragraph" style:parent-style-name="Standard">
      <style:text-properties fo:color="#000000" fo:font-size="15pt" officeooo:rsid="002a91bf" officeooo:paragraph-rsid="0030ee51" style:font-size-asian="15pt" style:font-size-complex="15pt"/>
    </style:style>
    <style:style style:name="P32" style:family="paragraph" style:parent-style-name="Standard">
      <style:text-properties fo:color="#000000" fo:font-size="15pt" officeooo:rsid="00329f59" officeooo:paragraph-rsid="00329f59" style:font-size-asian="15pt" style:font-size-complex="15pt"/>
    </style:style>
    <style:style style:name="P33" style:family="paragraph" style:parent-style-name="Standard">
      <style:text-properties fo:color="#000000" fo:font-size="15pt" officeooo:rsid="0033e2fe" officeooo:paragraph-rsid="0033e2fe" style:font-size-asian="15pt" style:font-size-complex="15pt"/>
    </style:style>
    <style:style style:name="P34" style:family="paragraph" style:parent-style-name="Standard">
      <style:text-properties fo:color="#000000" fo:font-size="15pt" officeooo:rsid="00352700" officeooo:paragraph-rsid="00352700" style:font-size-asian="15pt" style:font-size-complex="15pt"/>
    </style:style>
    <style:style style:name="P35" style:family="paragraph" style:parent-style-name="Standard">
      <style:text-properties fo:color="#000000" fo:font-size="15pt" officeooo:rsid="003542e5" officeooo:paragraph-rsid="003542e5" style:font-size-asian="15pt" style:font-size-complex="15pt"/>
    </style:style>
    <style:style style:name="P36" style:family="paragraph" style:parent-style-name="Standard">
      <style:text-properties fo:color="#000000" fo:font-size="15pt" officeooo:rsid="0035b728" officeooo:paragraph-rsid="003542e5" style:font-size-asian="15pt" style:font-size-complex="15pt"/>
    </style:style>
    <style:style style:name="P37" style:family="paragraph" style:parent-style-name="Standard">
      <style:text-properties fo:color="#000000" fo:font-size="15pt" officeooo:rsid="0035b728" officeooo:paragraph-rsid="0035b728" style:font-size-asian="15pt" style:font-size-complex="15pt"/>
    </style:style>
    <style:style style:name="P38" style:family="paragraph" style:parent-style-name="Standard">
      <style:text-properties fo:color="#000000" fo:font-size="15pt" officeooo:rsid="00377270" officeooo:paragraph-rsid="00377270" style:font-size-asian="15pt" style:font-size-complex="15pt"/>
    </style:style>
    <style:style style:name="P39" style:family="paragraph" style:parent-style-name="Standard">
      <style:text-properties fo:color="#000000" fo:font-size="15pt" officeooo:rsid="0038a2fb" officeooo:paragraph-rsid="0038a2fb" style:font-size-asian="15pt" style:font-size-complex="15pt"/>
    </style:style>
    <style:style style:name="P40" style:family="paragraph" style:parent-style-name="Standard">
      <style:text-properties fo:color="#000000" fo:font-size="15pt" officeooo:rsid="003a76c5" officeooo:paragraph-rsid="003a76c5" style:font-size-asian="15pt" style:font-size-complex="15pt"/>
    </style:style>
    <style:style style:name="P41" style:family="paragraph" style:parent-style-name="Standard">
      <style:text-properties fo:color="#000000" fo:font-size="15pt" officeooo:rsid="003f2830" officeooo:paragraph-rsid="003f2830" style:font-size-asian="15pt" style:font-size-complex="15pt"/>
    </style:style>
    <style:style style:name="P42" style:family="paragraph" style:parent-style-name="Standard">
      <style:text-properties fo:font-size="15pt" officeooo:rsid="000ca059" officeooo:paragraph-rsid="000ca059" style:font-size-asian="15pt" style:font-size-complex="15pt"/>
    </style:style>
    <style:style style:name="P43" style:family="paragraph" style:parent-style-name="Standard">
      <style:text-properties fo:font-size="15pt" officeooo:rsid="000ca059" officeooo:paragraph-rsid="000dc973" style:font-size-asian="15pt" style:font-size-complex="15pt"/>
    </style:style>
    <style:style style:name="P44" style:family="paragraph" style:parent-style-name="Standard">
      <style:text-properties fo:color="#000000" fo:font-size="15pt" officeooo:rsid="0030ee51" officeooo:paragraph-rsid="0030ee51" style:font-size-asian="15pt" style:font-size-complex="15pt"/>
    </style:style>
    <style:style style:name="P45" style:family="paragraph">
      <loext:graphic-properties draw:fill="none" draw:fill-color="#ffffff"/>
    </style:style>
    <style:style style:name="P46" style:family="paragraph">
      <style:paragraph-properties fo:text-align="center"/>
    </style:style>
    <style:style style:name="T1" style:family="text">
      <style:text-properties officeooo:rsid="000ca059"/>
    </style:style>
    <style:style style:name="T2" style:family="text">
      <style:text-properties officeooo:rsid="000dc973"/>
    </style:style>
    <style:style style:name="T3" style:family="text">
      <style:text-properties officeooo:rsid="000f5b98"/>
    </style:style>
    <style:style style:name="T4" style:family="text">
      <style:text-properties officeooo:rsid="0014aa37"/>
    </style:style>
    <style:style style:name="T5" style:family="text">
      <style:text-properties officeooo:rsid="00172dd6"/>
    </style:style>
    <style:style style:name="T6" style:family="text">
      <style:text-properties officeooo:rsid="00186bda"/>
    </style:style>
    <style:style style:name="T7" style:family="text">
      <style:text-properties fo:color="#cc0000"/>
    </style:style>
    <style:style style:name="T8" style:family="text">
      <style:text-properties officeooo:rsid="00265838"/>
    </style:style>
    <style:style style:name="T9" style:family="text">
      <style:text-properties officeooo:rsid="0027edb9"/>
    </style:style>
    <style:style style:name="T10" style:family="text">
      <style:text-properties officeooo:rsid="002a7d7e"/>
    </style:style>
    <style:style style:name="T11" style:family="text">
      <style:text-properties officeooo:rsid="002df563"/>
    </style:style>
    <style:style style:name="T12" style:family="text">
      <style:text-properties officeooo:rsid="00329f59"/>
    </style:style>
    <style:style style:name="T13" style:family="text">
      <style:text-properties officeooo:rsid="0033e2fe"/>
    </style:style>
    <style:style style:name="T14" style:family="text">
      <style:text-properties officeooo:rsid="003bc34d"/>
    </style:style>
    <style:style style:name="T15" style:family="text">
      <style:text-properties officeooo:rsid="003f2830"/>
    </style:style>
    <style:style style:name="gr1" style:family="graphic">
      <style:graphic-properties draw:stroke="none" svg:stroke-color="#000000" draw:fill="none" draw:fill-color="#ffffff" fo:min-height="2.0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5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3.3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17</text:p>
      <text:p text:style-name="P1"/>
      <text:p text:style-name="P1">面向对象编程</text:p>
      <text:p text:style-name="P1">解决问题的时候先把物体看成一个实体　小的对象可以组合　车是一个对象　螺丝也是一个对象　螺丝装在车里面　　面向对象编程是把大的东西拆成小的对象组合在一起　</text:p>
      <text:p text:style-name="P1"/>
      <text:p text:style-name="P1">面向对象适合大型软件　总不能求素数也要类吧</text:p>
      <text:p text:style-name="P1"/>
      <text:p text:style-name="P2">类　<text:span text:style-name="T1">class　　　　对象 object 　　　实例　instance</text:span></text:p>
      <text:p text:style-name="P42">对象和实例都是类创建出来的</text:p>
      <text:p text:style-name="P42">class 类名（继承列表）:</text:p>
      <text:p text:style-name="P43"><text:s text:c="4"/>语句块</text:p>
      <text:p text:style-name="P43">构造函数　</text:p>
      <text:p text:style-name="P43">类名（实际传参）</text:p>
      <text:p text:style-name="P3"/>
      <text:p text:style-name="P43">对象的两种特征：</text:p>
      <text:p text:style-name="P43">　　属性</text:p>
      <text:p text:style-name="P43">　　行为　</text:p>
      <text:p text:style-name="P3">实例属性（变量）</text:p>
      <text:p text:style-name="P3">实例方法　（行为）　　　<text:span text:style-name="T2">list().append()</text:span></text:p>
      <text:p text:style-name="P3"/>
      <text:p text:style-name="P4">初始化方法　</text:p>
      <text:p text:style-name="P6">class Dog:</text:p>
      <text:p text:style-name="P4"><text:s text:c="4"/>def __init__(self<text:span text:style-name="T3">[</text:span>,形参<text:span text:style-name="T3">]</text:span>):</text:p>
      <text:p text:style-name="P4"><text:s text:c="13"/>语句块</text:p>
      <text:p text:style-name="P6">dog1=Dog() </text:p>
      <text:p text:style-name="P6">或者</text:p>
      <text:p text:style-name="P6">dog1=Dog()</text:p>
      <text:p text:style-name="P6">dog1.__init__()</text:p>
      <text:p text:style-name="P43"><text:s/>析构方法　</text:p>
      <text:p text:style-name="P3"/>
      <text:p text:style-name="P5">def __del__(self):</text:p>
      <text:p text:style-name="P5"><text:s text:c="4"/>语句块</text:p>
      <text:p text:style-name="P5"/>
      <text:p text:style-name="P5"><text:soft-page-break/></text:p>
      <text:p text:style-name="P7">def 语句　</text:p>
      <text:p text:style-name="P7">删除对象的实例属性　</text:p>
      <text:p text:style-name="P7">del <text:span text:style-name="T4">self</text:span>.属性</text:p>
      <text:p text:style-name="P7"/>
      <text:p text:style-name="P7"/>
      <text:p text:style-name="P8">预置实例属性　</text:p>
      <text:p text:style-name="P8">__dict__ </text:p>
      <text:p text:style-name="P8"/>
      <text:p text:style-name="P8"/>
      <text:p text:style-name="P8"/>
      <text:p text:style-name="P8"/>
      <text:p text:style-name="P8">day18 </text:p>
      <text:p text:style-name="P8">类变量</text:p>
      <text:p text:style-name="P8">　　类变量是类的属性，此属性属于类，不属于此类的实例　</text:p>
      <text:p text:style-name="P8"/>
      <text:p text:style-name="P8">作用：</text:p>
      <text:p text:style-name="P8">　　通常用来存储该类创建对象的共有属性　</text:p>
      <text:p text:style-name="P8">说明：</text:p>
      <text:p text:style-name="P8">　　类变量可以通过类直接访问</text:p>
      <text:p text:style-name="P8">　　类变量，可以通过此类的实例直接访问</text:p>
      <text:p text:style-name="P8">　　类变量可以通过此类的对象的__class__属性间接访问</text:p>
      <text:p text:style-name="P8"/>
      <text:p text:style-name="P9">class Dog() ＃Dog绑定的也是一个对象　只不过对象是个类<text:span text:style-name="T5">　类也是对象</text:span></text:p>
      <text:p text:style-name="P10">dir(类)</text:p>
      <text:p text:style-name="P10"/>
      <text:p text:style-name="P11">比亚迪工厂创建汽车　　工厂里面有些机床　机床就是工厂属性　</text:p>
      <text:p text:style-name="P11"/>
      <text:p text:style-name="P12">类是创建对象的　类也可以有自己的属性　和自己的方法　</text:p>
      <text:p text:style-name="P8">示例<text:span text:style-name="T6">：</text:span></text:p>
      <text:p text:style-name="P17">class Human:</text:p>
      <text:p text:style-name="P17"><text:s text:c="4"/>total_count=0<text:span text:style-name="T7"># 类变量　用来记录Human人数</text:span></text:p>
      <text:p text:style-name="P17"><text:s text:c="4"/>pass</text:p>
      <text:p text:style-name="P17"/>
      <text:p text:style-name="P17">print(Human.total_count)<text:span text:style-name="T7"># 访问类的变量　</text:span></text:p>
      <text:p text:style-name="P17">h1=Human()</text:p>
      <text:p text:style-name="P17"><text:soft-page-break/>print(h1.total_count)#<text:span text:style-name="T7">借助于此类的实例访问类变量</text:span></text:p>
      <text:p text:style-name="P17"/>
      <text:p text:style-name="P17">h1.total_count=10000#<text:span text:style-name="T7"> 为实例添加实例变量</text:span></text:p>
      <text:p text:style-name="P17">　</text:p>
      <text:p text:style-name="P17">print(h1.total_count)</text:p>
      <text:p text:style-name="P13"># 会优先寻找对象自己属性的变量，没有回去找类的变量</text:p>
      <text:p text:style-name="P17">print(Human.total_count)#<text:span text:style-name="T7">用实例访问类的变量是改变不了类变量的</text:span></text:p>
      <text:p text:style-name="P17"/>
      <text:p text:style-name="P17">h1.__class__.total_count += 1#<text:span text:style-name="T7">可以用实例h1的类的属性来改变类的属性</text:span></text:p>
      <text:p text:style-name="P13"># 等同于Human.total_count += 1</text:p>
      <text:p text:style-name="P17">print(Human.total_count)</text:p>
      <text:p text:style-name="P17"/>
      <text:p text:style-name="P17"># Human.total_count += 1</text:p>
      <text:p text:style-name="P17"># print(Human.total_count)</text:p>
      <text:p text:style-name="P17"># print(dir(Human))</text:p>
      <text:p text:style-name="P17"/>
      <text:p text:style-name="P17">0</text:p>
      <text:p text:style-name="P17">0</text:p>
      <text:p text:style-name="P17">10000</text:p>
      <text:p text:style-name="P17">0</text:p>
      <text:p text:style-name="P17">1</text:p>
      <text:p text:style-name="P13"/>
      <text:p text:style-name="P14">类的变量的改变　一定要用类来改变　或者用实例.__class__.xxx来改变　</text:p>
      <text:p text:style-name="P14"/>
      <text:p text:style-name="P14">实例属性的改变都要用实例.属性　重新赋值改变</text:p>
      <text:p text:style-name="P18"/>
      <text:p text:style-name="P18"/>
      <text:p text:style-name="P19">类的文档字符串　</text:p>
      <text:p text:style-name="P19">　类内第一个没有赋值给任何变量的字符串为该类的文档字符串</text:p>
      <text:p text:style-name="P19">　类的文档字符串可以通过help()函数查看</text:p>
      <text:p text:style-name="P19">　类的文档字符串绑定在类的__doc__属性上　</text:p>
      <text:p text:style-name="P20">　类.__dict__</text:p>
      <text:p text:style-name="P20"/>
      <text:p text:style-name="P20"/>
      <text:p text:style-name="P21">类的　__slots__列表　</text:p>
      <text:p text:style-name="P21">作用：</text:p>
      <text:p text:style-name="P21">　　限定一个类创建的实例只能有固定的属性（实例变量）</text:p>
      <text:p text:style-name="P21"><text:soft-page-break/>　不允许对象添加列表以外的实例属性（实例属性）</text:p>
      <text:p text:style-name="P21">　<text:span text:style-name="T7">防止用户因错写属性名而发生程序错误　</text:span></text:p>
      <text:p text:style-name="P21"/>
      <text:p text:style-name="P21">说明：</text:p>
      <text:p text:style-name="P21">　　__slots__属性绑定一个字符串列表　</text:p>
      <text:p text:style-name="P21">　　含有__slots__属性的类所创建的实例对象没有__dict__属性，即此实力不用字典来存储对象的实例属性</text:p>
      <text:p text:style-name="P18"/>
      <text:p text:style-name="P22">#类的　__slots__列表　</text:p>
      <text:p text:style-name="P22">class Human:</text:p>
      <text:p text:style-name="P22"><text:s text:c="4"/>__slots__=['name','age']</text:p>
      <text:p text:style-name="P22"><text:s text:c="4"/>def __init__(self,n,a):</text:p>
      <text:p text:style-name="P22"><text:s text:c="8"/>self.name=n</text:p>
      <text:p text:style-name="P22"><text:s text:c="8"/>self.age=a</text:p>
      <text:p text:style-name="P22"><text:s text:c="4"/>def info(self):</text:p>
      <text:p text:style-name="P22"><text:s text:c="8"/>print(self.name,'今年',self.age,'岁')</text:p>
      <text:p text:style-name="P22"/>
      <text:p text:style-name="P22">h1=Human('小张',8)</text:p>
      <text:p text:style-name="P22">h1.info()# 小张今年８岁</text:p>
      <text:p text:style-name="P22">h1.Age=9#属性名不同　添加了一个新的属性　</text:p>
      <text:p text:style-name="P22">h1.info()# 小张今年８岁</text:p>
      <text:p text:style-name="P22">#如果不希望再添加新的属性　就需要添加slots列表</text:p>
      <text:p text:style-name="P22"># 小张 今年 8 岁</text:p>
      <text:p text:style-name="P22"># Traceback (most recent call last):</text:p>
      <text:p text:style-name="P22"># <text:s text:c="2"/>File "课堂练习.py", line 74, in &lt;module&gt;</text:p>
      <text:p text:style-name="P22"># <text:s text:c="4"/>h1.Age=9#属性名不同　添加了一个新的属性　</text:p>
      <text:p text:style-name="P22"># AttributeError: 'Human' object has no attribute 'Age</text:p>
      <text:p text:style-name="P22"/>
      <text:p text:style-name="P23">类的行为（类也是对象）</text:p>
      <text:p text:style-name="P23">类方法</text:p>
      <text:p text:style-name="P23">类方法是用于描述类的方法，类方法属于类，不属于类的实例对象</text:p>
      <text:p text:style-name="P23"/>
      <text:p text:style-name="P23"/>
      <text:p text:style-name="P23"/>
      <text:p text:style-name="P23"/>
      <text:p text:style-name="P23"><text:soft-page-break/>说明：</text:p>
      <text:p text:style-name="P23">　　类方法需要使用＠classmethod　装饰器定义</text:p>
      <text:p text:style-name="P23">　　类方法至少有一个形参，第一个形参用于绑定类，约定写为’cls’ </text:p>
      <text:p text:style-name="P23">　　类和该类的实例都可以调用类方法</text:p>
      <text:p text:style-name="P23">　　类方法不能访问此类创建的对象的实例属性　</text:p>
      <text:p text:style-name="P23"/>
      <text:p text:style-name="P23"/>
      <text:p text:style-name="P22"/>
      <text:p text:style-name="P24">#类方法</text:p>
      <text:p text:style-name="P24">class A:</text:p>
      <text:p text:style-name="P24"><text:s text:c="4"/>v = 0# 类的属性　</text:p>
      <text:p text:style-name="P24"/>
      <text:p text:style-name="P24"><text:s text:c="4"/>@classmethod# 用于描述类的方法</text:p>
      <text:p text:style-name="P24"><text:s text:c="4"/>def get_v(cls,name=''):</text:p>
      <text:p text:style-name="P24"><text:s text:c="8"/>cls.v+=5</text:p>
      <text:p text:style-name="P24"><text:s text:c="8"/>cls.name=name#新创建一个类的属性</text:p>
      <text:p text:style-name="P24"><text:s text:c="8"/>return cls.v,cls.name# 用cls访问类变量V　</text:p>
      <text:p text:style-name="P24">print('A.v=',A.get_v('qqq'))#调用类方法得到类变量的值</text:p>
      <text:p text:style-name="P24"># 跟实例方法很像，实例方法是　实例.方法函数（）　</text:p>
      <text:p text:style-name="P24"># 类方法是　类.类方法() </text:p>
      <text:p text:style-name="P24">a=A() </text:p>
      <text:p text:style-name="P24">print('A.v=',a.get_v())# 此类的实例也可以调用该类方法</text:p>
      <text:p text:style-name="P24">print(A.v)</text:p>
      <text:p text:style-name="P24"># a是个对象　，装饰器函数classmethod会自动把对象转换成a.__class__</text:p>
      <text:p text:style-name="P24">#保证第一个参数永远是对象的类　</text:p>
      <text:p text:style-name="P24"/>
      <text:p text:style-name="P25">A.v= (5, 'qqq')</text:p>
      <text:p text:style-name="P25">A.v= (10, '')</text:p>
      <text:p text:style-name="P25">10</text:p>
      <text:p text:style-name="P25"/>
      <text:p text:style-name="P25"/>
      <text:p text:style-name="P26">类的封装把类看成一个整体　加上累的方法和实例方法给别人用就可以了　</text:p>
      <text:p text:style-name="P26"/>
      <text:p text:style-name="P26"/>
      <text:p text:style-name="P26"/>
      <text:p text:style-name="P26"/>
      <text:p text:style-name="P26"><text:soft-page-break/>静态方法<text:span text:style-name="T8">　@staticmethod </text:span></text:p>
      <text:p text:style-name="P26">静态方法是定义<text:span text:style-name="T8">在类的内部的函数，此函数的作用域是类的内部　</text:span></text:p>
      <text:p text:style-name="P26"/>
      <text:p text:style-name="P26">说明<text:span text:style-name="T8">：</text:span></text:p>
      <text:p text:style-name="P27">　　　静态方法需要使用@staticmethod　装饰器定义　</text:p>
      <text:p text:style-name="P27">　　　静态方法与普通函数定义相同，不需要传入self实例参数和cls类参数</text:p>
      <text:p text:style-name="P27">　　　静态方法只能凭借该类或类创建的实例调用　</text:p>
      <text:p text:style-name="P27">　　　静态方法不能访问类变量和实例变量</text:p>
      <text:p text:style-name="P26"/>
      <text:p text:style-name="P26"/>
      <text:p text:style-name="P26">继承<text:span text:style-name="T9">　inheritance </text:span></text:p>
      <text:p text:style-name="P26">派生<text:span text:style-name="T9">　derived </text:span></text:p>
      <text:p text:style-name="P26"/>
      <text:p text:style-name="P26">装饰器尽可能在不改变原函数数据时候添加新的功能</text:p>
      <text:p text:style-name="P26"/>
      <text:p text:style-name="P30">船　渔船　客串１货船　　货船派生航母　　航母继承自货船　</text:p>
      <text:p text:style-name="P26"/>
      <text:p text:style-name="P26"/>
      <text:p text:style-name="P26">什么<text:span text:style-name="T10">是继承／派生　</text:span></text:p>
      <text:p text:style-name="P26"/>
      <text:p text:style-name="P26"/>
      <text:p text:style-name="P28">　１　继承是从已有的类中派生出新的类，新类具有原类的数控属性和行为，并能扩展新的行为</text:p>
      <text:p text:style-name="P28">　２　派生类就是从一个已有的类中衍生出新的类，在新类的基本上添加新的属性和行为</text:p>
      <text:p text:style-name="P28"/>
      <text:p text:style-name="P28">为什么继承／派生</text:p>
      <text:p text:style-name="P28">　　继承的目的是延续旧类的功能</text:p>
      <text:p text:style-name="P28">　　派生的目的是在旧类的基础上改变原有的功能　</text:p>
      <text:p text:style-name="P28"/>
      <text:p text:style-name="P28">名词　</text:p>
      <text:p text:style-name="P28">　　基类（base class) <text:s text:c="2"/>超类（super <text:s/>class) <text:s/>父类（father class) </text:p>
      <text:p text:style-name="P28"><text:s text:c="9"/>派生类(derived class) <text:s text:c="2"/>子类（child class) </text:p>
      <text:p text:style-name="P28"/>
      <text:p text:style-name="P28"><text:soft-page-break/>单继承　</text:p>
      <text:p text:style-name="P30">　　　语法　</text:p>
      <text:p text:style-name="P31">　　　 class 类名（基类名）：</text:p>
      <text:p text:style-name="P44">　　　　　　　　　只有一个类</text:p>
      <text:p text:style-name="P30">　　　　　语句块　</text:p>
      <text:p text:style-name="P30">　　　<text:span text:style-name="T7">说明　单继承是指派生类由一个基类衍生出来新类　</text:span></text:p>
      <text:p text:style-name="P30">示例见　</text:p>
      <text:p text:style-name="P28">派生自上而下<text:span text:style-name="T11">　</text:span></text:p>
      <text:p text:style-name="P28">继承自下而上<text:span text:style-name="T11">　　</text:span></text:p>
      <text:p text:style-name="P28"/>
      <text:p text:style-name="P28"/>
      <text:p text:style-name="P28">继承派生机制<text:span text:style-name="T12">的作用　</text:span></text:p>
      <text:p text:style-name="P28"/>
      <text:p text:style-name="P32">　１　可以讲一些共有功能加在基类中。实现代码的共享　</text:p>
      <text:p text:style-name="P32">　２　在不改变基类的基础上改变原有的功能　</text:p>
      <text:p text:style-name="P29"><draw:frame text:anchor-type="paragraph" draw:z-index="0" draw:name="形状1" draw:style-name="gr1" draw:text-style-name="P45" svg:width="5.243cm" svg:height="2.047cm" svg:x="5.181cm" svg:y="0.305cm"><draw:text-box><text:p>Human </text:p><text:p>Def say(self,what)</text:p><text:p>Def walk(self)</text:p><text:p>……..</text:p></draw:text-box></draw:frame></text:p>
      <text:p text:style-name="P29"/>
      <text:p text:style-name="P28"><draw:frame text:anchor-type="paragraph" draw:z-index="1" draw:name="形状2" draw:style-name="gr2" draw:text-style-name="P45" svg:width="6.88cm" svg:height="2.574cm" svg:x="4.172cm" svg:y="2.872cm"><draw:text-box><text:p>Student</text:p><text:p>Def <text:s/>study(self)</text:p><text:p>…..</text:p><text:p/></draw:text-box></draw:frame><draw:path text:anchor-type="paragraph" draw:z-index="2" draw:name="形状3" draw:style-name="gr3" draw:text-style-name="P46" svg:width="1.572cm" svg:height="0.494cm" draw:transform="rotate (1.15715329407224) translate (6.09997799233011cm 2.35884319558976cm)" svg:viewBox="0 0 1573 495" svg:d="M0 495c397-131 814-121 1224-145l269 13 80-297-29-66"><text:p/></draw:path><draw:frame text:anchor-type="paragraph" draw:z-index="3" draw:name="形状4" draw:style-name="gr4" draw:text-style-name="P45" svg:width="7.818cm" svg:height="3.393cm" svg:x="3.473cm" svg:y="6.045cm"><draw:text-box><text:p>Teacher</text:p><text:p>Def teach() </text:p><text:p/><text:p/><text:p>老师也可以学　也可以说　走</text:p></draw:text-box></draw:frame><draw:path text:anchor-type="paragraph" draw:z-index="4" draw:name="形状5" draw:style-name="gr3" draw:text-style-name="P46" svg:width="0.626cm" svg:height="1.923cm" svg:x="6.358cm" svg:y="3.953cm" svg:viewBox="0 0 627 1924" svg:d="M627 1924c-63-280 92-583-168-843-208-208-476-437-458-769l49-240 23-72"><text:p/></draw:path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继承说明<text:span text:style-name="T13">　</text:span></text:p>
      <text:p text:style-name="P33">python3 　任何类都直接或间接的继承自object类</text:p>
      <text:p text:style-name="P33">object类是一切类的超类　</text:p>
      <text:p text:style-name="P33"/>
      <text:p text:style-name="P33">类的__base__属性　</text:p>
      <text:p text:style-name="P33">__base__属性用来记录此类的基类</text:p>
      <text:p text:style-name="P33"/>
      <text:p text:style-name="P33"/>
      <text:p text:style-name="P34">class student(Human):</text:p>
      <text:p text:style-name="P34"><text:s text:c="4"/>pass</text:p>
      <text:p text:style-name="P34"/>
      <text:p text:style-name="P34"/>
      <text:p text:style-name="P34">student.__base__ <text:s text:c="3"/></text:p>
      <text:p text:style-name="P34">Human</text:p>
      <text:p text:style-name="P34"/>
      <text:p text:style-name="P34"/>
      <text:p text:style-name="P35">内建内详见　</text:p>
      <text:p text:style-name="P35">　help(__builtins__) </text:p>
      <text:p text:style-name="P36"/>
      <text:p text:style-name="P36"/>
      <text:p text:style-name="P36"/>
      <text:p text:style-name="P36">覆盖　</text:p>
      <text:p text:style-name="P36"/>
      <text:p text:style-name="P36">什么是覆盖　</text:p>
      <text:p text:style-name="P37">　　覆盖是指在有继承关系的类中，子类中实现里与基类同名的方法，在子类的示例调用该方法时，实际调用的是子类中的覆盖版本，这种现象叫覆盖</text:p>
      <text:p text:style-name="P37"/>
      <text:p text:style-name="P37"/>
      <text:p text:style-name="P37">class A:</text:p>
      <text:p text:style-name="P37"><text:s text:c="4"/>def work(self):</text:p>
      <text:p text:style-name="P37"><text:s text:c="8"/>print('A.work被调用')</text:p>
      <text:p text:style-name="P37"/>
      <text:p text:style-name="P37">class B(A):</text:p>
      <text:p text:style-name="P37"><text:s text:c="4"/>'''B类继承A类'''</text:p>
      <text:p text:style-name="P37"><text:s text:c="4"/>def work(self):</text:p>
      <text:p text:style-name="P37"><text:s text:c="8"/>print('b.work被调用')</text:p>
      <text:p text:style-name="P37"><text:soft-page-break/># 一旦子类有跟父类同名的方法，方法的调用是子类的调用　覆盖里</text:p>
      <text:p text:style-name="P37">b=B()</text:p>
      <text:p text:style-name="P37">b.work()#A是Ｂ的父类　先找ｂ再找Ａ</text:p>
      <text:p text:style-name="P37">a=A()</text:p>
      <text:p text:style-name="P37">a.work()</text:p>
      <text:p text:style-name="P37"/>
      <text:p text:style-name="P37">b.work被调用</text:p>
      <text:p text:style-name="P37">A.work被调用</text:p>
      <text:p text:style-name="P37"/>
      <text:p text:style-name="P37">A.work被调用</text:p>
      <text:p text:style-name="P37">A.work被调用</text:p>
      <text:p text:style-name="P37"/>
      <text:p text:style-name="P37"/>
      <text:p text:style-name="P38">当覆盖发生时，子类对象如何调用父类中的被覆盖对象</text:p>
      <text:p text:style-name="P38">调用方式</text:p>
      <text:p text:style-name="P38">基类名．方法名（实例，实例调用传参）</text:p>
      <text:p text:style-name="P38"/>
      <text:p text:style-name="P38"/>
      <text:p text:style-name="P15">super 函数</text:p>
      <text:p text:style-name="P39">super(cls,obj) 返回绑定超类的示例（要求obj必须为cls类型的实例）</text:p>
      <text:p text:style-name="P39">super() <text:s/>返回绑定超类的实例　等同于：　super(__class__,实例方法的第一个参数，必须在方法内调用) </text:p>
      <text:p text:style-name="P39"/>
      <text:p text:style-name="P39">作用：</text:p>
      <text:p text:style-name="P39">　　　借助super()　返回的实例间接调用父亲的覆盖方法　</text:p>
      <text:p text:style-name="P39">示例见：　</text:p>
      <text:p text:style-name="P39"/>
      <text:p text:style-name="P39"/>
      <text:p text:style-name="P16">显示调用基类的初始化方法　<text:span text:style-name="T14">　　重点！！！！</text:span></text:p>
      <text:p text:style-name="P40">　当子类中实现了__init__方法，基类的构造方法并不会被调用，此时需要显式调用　</text:p>
      <text:p text:style-name="P40"/>
      <text:p text:style-name="P40"/>
      <text:p text:style-name="P40">作业<text:span text:style-name="T15">　</text:span></text:p>
      <text:p text:style-name="P41">１　看懂学生信息管理系统的代码　</text:p>
      <text:p text:style-name="P41"><text:soft-page-break/>２写一个类Bicyle类　，　有run方法，调用时显示骑行的历程（km)</text:p>
      <text:p text:style-name="P41"><text:s text:c="2"/>def Bicycle:</text:p>
      <text:p text:style-name="P41"><text:s text:c="9"/>def run(self,km):</text:p>
      <text:p text:style-name="P41"><text:s text:c="17"/>print(‘自行车’,km,’公里’)</text:p>
      <text:p text:style-name="P41">再写一个类EBicycle, <text:s/>在bicycle类的基础上添加电池电量volume属性，和两个方法：</text:p>
      <text:p text:style-name="P41">　　　１　fill_charge（vol)用来充电vol为电量（度）</text:p>
      <text:p text:style-name="P41">　　　２　run(km) 方法每骑行10km　消耗电量1 度　</text:p>
      <text:p text:style-name="P41"/>
      <text:p text:style-name="P41">同时显示当前电量，当电量耗尽时，则调用Bicycle的run方法继续骑行</text:p>
      <text:p text:style-name="P41"/>
      <text:p text:style-name="P41">class Ebicycle(Bicycle):</text:p>
      <text:p text:style-name="P41"><text:s text:c="4"/>def fill_charge(self,vol):</text:p>
      <text:p text:style-name="P41"><text:s text:c="6"/>＇＇＇充电＇＇＇　</text:p>
      <text:p text:style-name="P41"><text:s text:c="4"/>def run(self,km):</text:p>
      <text:p text:style-name="P41"><text:s text:c="9"/>…</text:p>
      <text:p text:style-name="P41">b=EBicycle(5) </text:p>
      <text:p text:style-name="P41">b.run(10) </text:p>
      <text:p text:style-name="P41">b.run(100) </text:p>
      <text:p text:style-name="P41">b.fill_charge(10)</text:p>
      <text:p text:style-name="P41">b.run(50) <text:s text:c="3"/># 电动骑行里50km还剩5度电</text:p>
      <text:p text:style-name="P41"/>
      <text:p text:style-name="P41"/>
      <text:p text:style-name="P41"/>
      <text:p text:style-name="P40"/>
      <text:p text:style-name="P40"/>
      <text:p text:style-name="P39">　　　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08:42:31.623292849</meta:creation-date>
    <dc:date>2018-08-24T18:04:06.957504028</dc:date>
    <meta:editing-duration>PT5H20M6S</meta:editing-duration>
    <meta:editing-cycles>53</meta:editing-cycles>
    <meta:generator>LibreOffice/5.1.6.2$Linux_X86_64 LibreOffice_project/10m0$Build-2</meta:generator>
    <meta:document-statistic meta:table-count="0" meta:image-count="0" meta:object-count="0" meta:page-count="10" meta:paragraph-count="222" meta:word-count="2199" meta:character-count="4254" meta:non-whitespace-character-count="3694"/>
  </office:meta>
</office:document-meta>
</file>